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text:tab/>interaktionen.h</text:p>
      <text:p text:style-name="P2"/>
      <text:p text:style-name="P3"><text:span text:style-name="T2">signed char</text:span><text:span text:style-name="T1"> antwort_ja_oder_nein </text:span><text:span text:style-name="T2">(signed char wahrheitswert, signed char unwahrheitswert)</text:span></text:p>
      <text:p text:style-name="Standard"/>
      <text:p text:style-name="P1">Name:<text:tab/>interaktionen.c</text:p>
      <text:p text:style-name="P3"><text:span text:style-name="T1">Zweck: <text:s text:c="2"/><text:tab/></text:span><text:span text:style-name="T2">Diese Sammlung enthält mehrere Funktionen für die Erfassung von unterschiedlichen Anworten und Eingaben die für die Interaktion mit Benutzer benötigt werden.</text:span></text:p>
      <text:p text:style-name="P1"/>
      <text:p text:style-name="Standard"><text:span text:style-name="T1">Name:</text:span><text:tab/><text:span text:style-name="T1">antwort_ja_oder_nein</text:span></text:p>
      <text:p text:style-name="Standard"><text:span text:style-name="T1">Zweck:</text:span><text:tab/>erfasst Anwort des Benutzers</text:p>
      <text:p text:style-name="Standard"/>
      <text:p text:style-name="Standard"><text:span text:style-name="T1">Input:</text:span><text:tab/><text:tab/><text:span text:style-name="T2">wahrheitswert</text:span><text:tab/><text:tab/><text:tab/>die positive Antwort</text:p>
      <text:p text:style-name="Standard"><text:tab/><text:tab/><text:span text:style-name="T2">unwahrheitswert</text:span><text:tab/><text:tab/><text:tab/>die negative Antwort</text:p>
      <text:p text:style-name="Standard"/>
      <text:p text:style-name="P3"><text:span text:style-name="T1">Output:</text:span><text:tab/>eingabe<text:tab/><text:tab/><text:tab/><text:tab/>die erfasste Antw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ktor Schmidt</meta:initial-creator>
    <meta:creation-date>2010-05-14T13:14:06</meta:creation-date>
    <dc:date>2010-05-25T18:36:41</dc:date>
    <dc:creator>Viktor Schmidt</dc:creator>
    <meta:editing-duration>PT38H20M44S</meta:editing-duration>
    <meta:editing-cycles>100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56" meta:character-count="482"/>
  </office:meta>
</office:document-meta>
</file>